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officeooo:paragraph-rsid="000e22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platea vestibulum commodo feugiat, nisi molestie consequat facilisi per. Eros aenean ornare magna ullamcorper sodales donec suspendisse scelerisque, nunc vehicula iaculis vivamus nostra est mauris, feugiat malesuada viverra diam quam mattis maecena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08T13:13:10.302000000</dc:date>
    <meta:editing-duration>PT10S</meta:editing-duration>
    <meta:editing-cycles>2</meta:editing-cycles>
    <meta:generator>LibreOffice/7.4.0.3$Windows_X86_64 LibreOffice_project/f85e47c08ddd19c015c0114a68350214f7066f5a</meta:generator>
    <meta:document-statistic meta:table-count="0" meta:image-count="0" meta:object-count="0" meta:page-count="1" meta:paragraph-count="1" meta:word-count="40" meta:character-count="307" meta:non-whitespace-character-count="267"/>
  </office:meta>
</office:document-meta>
</file>